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200%" fo:text-align="start" style:justify-single-word="false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hiha Ahmed</text:p>
      <text:p text:style-name="P1">CS 102-1</text:p>
      <text:p text:style-name="P1">David Davenport</text:p>
      <text:p text:style-name="P1">17/ 12/ 2015</text:p>
      <text:p text:style-name="P2">Hangman Error Log</text:p>
      <text:p text:style-name="P2">Start time: 08.30</text:p>
      <text:list xml:id="list5183217914309846351" text:style-name="L1">
        <text:list-item>
          <text:p text:style-name="P4">In Constructor, Group needed to create allLetters, usedLetters, secretWord, and knownSoFar as String Buffers. They also needed to use .append() method for knownSoFar. I changed them so that they did that.</text:p>
        </text:list-item>
        <text:list-item>
          <text:p text:style-name="P4">Hangman class needed essential comments, such as //properties.</text:p>
        </text:list-item>
        <text:list-item>
          <text:p text:style-name="P4">Secret Word Chooser's comments should be separated into two lines. </text:p>
        </text:list-item>
        <text:list-item>
          <text:p text:style-name="P4">Most groups codes' were not indented properly. There were other whitespace errors. </text:p>
        </text:list-item>
        <text:list-item>
          <text:p text:style-name="P4">Hangman class was written with properties that have the word list as an ArrayList. Secret Word Chooser uses String array. I changed the properties such that it used a String array for Secret Word chooser word list.</text:p>
        </text:list-item>
        <text:list-item>
          <text:p text:style-name="P4">Some names in Secret Word Chooser were too long, such as randomNumberForChoosingAWord. I changed that to randomNo.</text:p>
        </text:list-item>
        <text:list-item>
          <text:p text:style-name="P4">Piece 3a has no comments and explanations for what is happening in the code. I chose 3b because it is more thorough. 3B had some whitespace problems as well.</text:p>
        </text:list-item>
        <text:list-item>
          <text:p text:style-name="P4">Piece 3b has no parameter type in formal parameter. I added the parameter type “char.”</text:p>
        </text:list-item>
        <text:list-item>
          <text:p text:style-name="P4">I removed piece01 from package to make compiling easier. Because of the package, there were some errors in compiling.</text:p>
        </text:list-item>
        <text:list-item>
          <text:p text:style-name="P4">I renamed piece01 file as Hang and piece05 file as Hangman because class Hang and Hangman is public, so should be declared in a file named Hang.java and Hangman.java</text:p>
        </text:list-item>
        <text:list-item>
          <text:p text:style-name="P4">Hangman class method <text:span text:style-name="T1">getNumOfIncorrectTries() </text:span><text:span text:style-name="T2">and main method </text:span><text:soft-page-break/><text:span text:style-name="T1">getnumberOfIncorrectTries()) </text:span><text:span text:style-name="T2">did not have the same name. I changed the one in the main method to getNumOfIncorrectTries().</text:span></text:p>
        </text:list-item>
        <text:list-item>
          <text:p text:style-name="P5">I made chooseSecretWord a method by removing it from class it was in (chooseSecretWord class).</text:p>
        </text:list-item>
        <text:list-item>
          <text:p text:style-name="P5">In tryThis 03bpiece, following error was given: Error: char cannot be dereferenced. This is because char is a primitive type and so methods cannot be called from it. I simply removed the statement to make it uppercased. </text:p>
        </text:list-item>
        <text:list-item>
          <text:p text:style-name="P5">The code has successfully compiled.</text:p>
        </text:list-item>
        <text:list-item>
          <text:p text:style-name="P5">More whitespace errors in main method were fixed</text:p>
        </text:list-item>
        <text:list-item>
          <text:p text:style-name="P5">Tested the code, IT WORKS!</text:p>
        </text:list-item>
        <text:list-item>
          <text:p text:style-name="P5">Hang.java and Hangman.java were put in single project HangmanHW.java</text:p>
        </text:list-item>
        <text:list-item>
          <text:p text:style-name="P5">Some Print statements were added to main method to make it more user friendly.</text:p>
        </text:list-item>
      </text:list>
      <text:p text:style-name="P3">End time: 09.51</text:p>
      <text:p text:style-name="P3">Overall Comments: Generally, there were no major errors when putting the code together. It was mostly that each piece had subtle differences in naming certain things, like methods. I fixed mostly comments and made the code more organized. To improve this mistake, I think that the groups can communicate with each other to use common names and whether to use array/ arrayList, as well. Other than that, combining the pieces were no problem at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hiha  Ahmed</meta:initial-creator>
    <meta:creation-date>2015-02-17T08:33:54.08</meta:creation-date>
    <dc:date>2015-02-17T10:00:45.26</dc:date>
    <dc:creator>Nashiha  Ahmed</dc:creator>
    <meta:editing-duration>PT22M17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26" meta:word-count="435" meta:character-count="2611"/>
  </office:meta>
</office:document-meta>
</file>